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Text_20_body">
      <style:text-properties fo:language="en" fo:country="US" style:language-asian="zxx" style:country-asian="none" style:language-complex="zxx" style:country-complex="none"/>
    </style:style>
    <style:style style:name="P3" style:family="paragraph" style:parent-style-name="Text_20_body" style:list-style-name="L1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Text_20_body" style:list-style-name="L3">
      <style:text-properties fo:language="en" fo:country="US" style:language-asian="zxx" style:country-asian="none" style:language-complex="zxx" style:country-complex="none"/>
    </style:style>
    <style:style style:name="P5" style:family="paragraph" style:parent-style-name="Text_20_body" style:list-style-name="L2">
      <style:text-properties fo:language="en" fo:country="US" style:language-asian="zxx" style:country-asian="none" style:language-complex="zxx" style:country-complex="none"/>
    </style:style>
    <style:style style:name="P6" style:family="paragraph" style:parent-style-name="Heading_20_2">
      <style:text-properties fo:language="en" fo:country="US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a1" text:anchor-type="as-char" svg:width="16.94cm" svg:height="4.831cm" draw:z-index="0"><draw:image xlink:href="https://cdn.discordapp.com/attachments/488106717784047618/1172641853691134053/63-Cats.png?ex=65610ed4&amp;is=654e99d4&amp;hm=7a24c41684094f11e04d953102e0ce91d84684c72d442bced5919271402ab53a&amp;" xlink:type="simple" xlink:show="embed" xlink:actuate="onLoad"/></draw:frame></text:p>
      <text:p text:style-name="P1"><draw:frame draw:style-name="fr2" draw:name="grafika2" text:anchor-type="as-char" svg:y="-7.486cm" svg:width="16.914cm" svg:height="7.639cm" draw:z-index="1"><draw:image xlink:href="https://cdn.discordapp.com/attachments/488106717784047618/1172641902093422632/63-All-Cards.png?ex=65610ee0&amp;is=654e99e0&amp;hm=4dd4ca81774103d62daec87a4470cf18b14afb128e01295615d279f6c3ebb3a7&amp;" xlink:type="simple" xlink:show="embed" xlink:actuate="onLoad"/></draw:frame></text:p>
      <text:p text:style-name="P1"/>
      <text:h text:style-name="P6" text:outline-level="2">What I would like to get out of this jam:</text:h>
      <text:list xml:id="list6699709411681867329" text:style-name="L1">
        <text:list-item>
          <text:p text:style-name="P3">basic understanding of making single player card games</text:p>
        </text:list-item>
        <text:list-item>
          <text:p text:style-name="P3">more exp at working with 3D assets</text:p>
        </text:list-item>
        <text:list-item>
          <text:p text:style-name="P3">more exp in working with Godot 4</text:p>
        </text:list-item>
      </text:list>
      <text:h text:style-name="P6" text:outline-level="2">References:</text:h>
      <text:p text:style-name="P2"><text:span text:style-name="T1">Cultist Simulator</text:span> is a good starting point, but there is a lot I don't like about it. Lack of a hand is one thing, so are timed events. Having event boxes into which the player can put cards out of hand sounds cool.</text:p>
      <text:p text:style-name="P2"><text:span text:style-name="T1">Hearthstone</text:span> is another card game I would like to borrow from. I like the hand and how nice the cards feel.</text:p>
      <text:p text:style-name="P2"/>
      <text:h text:style-name="P6" text:outline-level="2">What I want:</text:h>
      <text:list xml:id="list5259214589350665516" text:style-name="L2">
        <text:list-item>
          <text:p text:style-name="P5">a hand for holding cards</text:p>
        </text:list-item>
        <text:list-item>
          <text:p text:style-name="P5">different cards for holding and drawing</text:p>
        </text:list-item>
        <text:list-item>
          <text:p text:style-name="P5">choice mechanic (like discover from HS)</text:p>
        </text:list-item>
      </text:list>
      <text:h text:style-name="P6" text:outline-level="2"><text:soft-page-break/>Key features:</text:h>
      <text:list xml:id="list1591537941419564241" text:style-name="L3">
        <text:list-item>
          <text:p text:style-name="P4"><text:span text:style-name="T1">hand</text:span> - putting cards to hand, holding cards, using cards from hand. I want the hand to represent the players mind, so that cards in hand represent thoughts and knowledge. Having little cards could mean either focus or dumbness. Having a lot of cards in hand could be knowledgeable but also madness due to knowledge overload.</text:p>
        </text:list-item>
        <text:list-item>
          <text:p text:style-name="P4"><text:span text:style-name="T1">deck</text:span> - drawing cards that represent events. The deck would symbolize the player's journey, and getting to the bottom would mean reaching the goal.</text:p>
        </text:list-item>
        <text:list-item>
          <text:p text:style-name="P4">on board allies - having various cats as potential allies. The player would use cards / items to attract or distract neutral acto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0M49S</meta:editing-duration>
    <meta:editing-cycles>7</meta:editing-cycles>
    <meta:generator>OpenOffice/4.1.13$Win32 OpenOffice.org_project/4113m1$Build-9810</meta:generator>
    <dc:date>2023-11-12T22:10:53.84</dc:date>
    <dc:creator>Jakub </dc:creator>
    <meta:document-statistic meta:table-count="0" meta:image-count="2" meta:object-count="0" meta:page-count="2" meta:paragraph-count="17" meta:word-count="231" meta:character-count="1233"/>
    <meta:user-defined meta:name="Info 1"/>
    <meta:user-defined meta:name="Info 2"/>
    <meta:user-defined meta:name="Info 3"/>
    <meta:user-defined meta:name="Info 4"/>
  </office:meta>
</office:document-meta>
</file>